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color="#a52a2a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c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eudo-elements</text:h>
      <text:h text:style-name="Heading_20_2" text:outline-level="2">What are Pseudo-Elements?</text:h>
      <text:p text:style-name="Text_20_body">A CSS pseudo-element is used to style specified parts of an element.</text:p>
      <text:p text:style-name="Text_20_body">For example, it can be used to:</text:p>
      <text:list xml:id="list3198231793483342102" text:style-name="L1">
        <text:list-item>
          <text:p text:style-name="P4">Style the first letter, or line, of an element </text:p>
        </text:list-item>
        <text:list-item>
          <text:p text:style-name="P1">Insert content before, or after, the content of an element </text:p>
        </text:list-item>
      </text:list>
      <text:h text:style-name="Heading_20_2" text:outline-level="2">Syntax</text:h>
      <text:p text:style-name="Text_20_body">The syntax of pseudo-elements:</text:p>
      <text:p text:style-name="P5">selector::pseudo-element <text:span text:style-name="T2">{</text:span><text:span text:style-name="T1"><text:line-break/>    property</text:span><text:span text:style-name="T2">:</text:span><text:span text:style-name="T3">value</text:span><text:span text:style-name="T2">;</text:span><text:span text:style-name="T1"><text:line-break/></text:span><text:span text:style-name="T2">}</text:span></text:p>
      <text:p text:style-name="Standard"><text:span text:style-name="Strong_20_Emphasis">Notice the double colon notation - </text:span><text:span text:style-name="Source_20_Text">::first-line</text:span> versus <text:span text:style-name="Source_20_Text">:first-line</text:span><text:line-break/><text:line-break/>The double colon replaced the single-colon notation for pseudo-elements in CSS3. This was an attempt from W3C to distinguish between <text:span text:style-name="Strong_20_Emphasis">pseudo-classes</text:span> and <text:span text:style-name="Strong_20_Emphasis">pseudo-elements</text:span>.<text:line-break/><text:line-break/>The single-colon syntax was used for both pseudo-classes and pseudo-elements in CSS2 and CSS1.<text:line-break/><text:line-break/>For backward compatibility, the single-colon syntax is acceptable for CSS2 and CSS1 pseudo-elements.</text:p>
      <text:h text:style-name="Heading_20_2" text:outline-level="2">The ::first-line Pseudo-element</text:h>
      <text:p text:style-name="Text_20_body">The <text:span text:style-name="Source_20_Text">::first-line</text:span> pseudo-element is used to add a special style to the first line of a text.</text:p>
      <text:p text:style-name="Text_20_body">The following example formats the first line of the text in all &lt;p&gt; elements:</text:p>
      <text:h text:style-name="Heading_20_3" text:outline-level="3">Example </text:h>
      <text:p text:style-name="P5">p::first-line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    font-variant</text:span><text:span text:style-name="T2">:</text:span><text:span text:style-name="T3"> small-caps</text:span><text:span text:style-name="T2">;</text:span><text:span text:style-name="T1"><text:line-break/></text:span><text:span text:style-name="T2">}</text:span></text:p>
      <text:p text:style-name="Text_20_body"><text:span text:style-name="Strong_20_Emphasis">Note:</text:span> The <text:span text:style-name="Source_20_Text">::first-line</text:span> pseudo-element can only be applied to block-level elements.</text:p>
      <text:p text:style-name="Text_20_body">The following properties apply to the <text:span text:style-name="Source_20_Text">::first-line</text:span> pseudo-element:</text:p>
      <text:list xml:id="list3679134242202446015" text:style-name="L2">
        <text:list-item>
          <text:p text:style-name="P6">font properties </text:p>
        </text:list-item>
        <text:list-item>
          <text:p text:style-name="P6">color properties </text:p>
        </text:list-item>
        <text:list-item>
          <text:p text:style-name="P6">background properties </text:p>
        </text:list-item>
        <text:list-item>
          <text:p text:style-name="P6">word-spacing </text:p>
        </text:list-item>
        <text:list-item>
          <text:p text:style-name="P6">letter-spacing </text:p>
        </text:list-item>
        <text:list-item>
          <text:p text:style-name="P6"><text:soft-page-break/>text-decoration </text:p>
        </text:list-item>
        <text:list-item>
          <text:p text:style-name="P6">vertical-align </text:p>
        </text:list-item>
        <text:list-item>
          <text:p text:style-name="P6">text-transform </text:p>
        </text:list-item>
        <text:list-item>
          <text:p text:style-name="P6">line-height </text:p>
        </text:list-item>
        <text:list-item>
          <text:p text:style-name="P2">clear </text:p>
        </text:list-item>
      </text:list>
      <text:h text:style-name="Heading_20_2" text:outline-level="2">The ::first-letter Pseudo-element</text:h>
      <text:p text:style-name="Text_20_body">The <text:span text:style-name="Source_20_Text">::first-letter</text:span> pseudo-element is used to add a special style to the first letter of a text.</text:p>
      <text:p text:style-name="Text_20_body">The following example formats the first letter of the text in all &lt;p&gt; elements: </text:p>
      <text:h text:style-name="Heading_20_3" text:outline-level="3">Example</text:h>
      <text:p text:style-name="P5">p::first-letter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    font-size</text:span><text:span text:style-name="T2">:</text:span><text:span text:style-name="T3"> xx-large</text:span><text:span text:style-name="T2">;</text:span><text:span text:style-name="T1"><text:line-break/></text:span><text:span text:style-name="T2">}</text:span></text:p>
      <text:p text:style-name="Text_20_body"><text:span text:style-name="Strong_20_Emphasis">Note:</text:span> The <text:span text:style-name="Source_20_Text">::first-letter</text:span> pseudo-element can only be applied to block-level elements.</text:p>
      <text:p text:style-name="Text_20_body">The following properties apply to the ::first-letter pseudo- element: </text:p>
      <text:list xml:id="list2559467813732740460" text:style-name="L3">
        <text:list-item>
          <text:p text:style-name="P7">font properties </text:p>
        </text:list-item>
        <text:list-item>
          <text:p text:style-name="P7">color properties  </text:p>
        </text:list-item>
        <text:list-item>
          <text:p text:style-name="P7">background properties </text:p>
        </text:list-item>
        <text:list-item>
          <text:p text:style-name="P7">margin properties </text:p>
        </text:list-item>
        <text:list-item>
          <text:p text:style-name="P7">padding properties </text:p>
        </text:list-item>
        <text:list-item>
          <text:p text:style-name="P7">border properties </text:p>
        </text:list-item>
        <text:list-item>
          <text:p text:style-name="P7">text-decoration </text:p>
        </text:list-item>
        <text:list-item>
          <text:p text:style-name="P7">vertical-align (only if "float" is "none") </text:p>
        </text:list-item>
        <text:list-item>
          <text:p text:style-name="P7">text-transform </text:p>
        </text:list-item>
        <text:list-item>
          <text:p text:style-name="P7">line-height </text:p>
        </text:list-item>
        <text:list-item>
          <text:p text:style-name="P7">float </text:p>
        </text:list-item>
        <text:list-item>
          <text:p text:style-name="P3">clear </text:p>
        </text:list-item>
      </text:list>
      <text:p text:style-name="Horizontal_20_Line"/>
      <text:h text:style-name="Heading_20_2" text:outline-level="2">Pseudo-elements and CSS Classes</text:h>
      <text:p text:style-name="Text_20_body">Pseudo-elements can be combined with CSS classes: </text:p>
      <text:h text:style-name="Heading_20_3" text:outline-level="3">Example</text:h>
      <text:p text:style-name="P5">p.intro::first-letter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    font-size</text:span><text:span text:style-name="T2">:</text:span><text:span text:style-name="T3">200%</text:span><text:span text:style-name="T2">;</text:span><text:span text:style-name="T1"><text:line-break/></text:span><text:span text:style-name="T2">}</text:span> </text:p>
      <text:h text:style-name="Heading_20_2" text:outline-level="2"><text:soft-page-break/>Multiple Pseudo-elements</text:h>
      <text:p text:style-name="Text_20_body">Several pseudo-elements can also be combined.</text:p>
      <text:p text:style-name="Text_20_body">In the following example, the first letter of a paragraph will be red, in an xx-large font size. The rest of the first line will be blue, and in small-caps. The rest of the paragraph will be the default font size and color:</text:p>
      <text:h text:style-name="Heading_20_3" text:outline-level="3">Example</text:h>
      <text:p text:style-name="P5">p::first-letter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    font-size</text:span><text:span text:style-name="T2">:</text:span><text:span text:style-name="T3"> xx-large</text:span><text:span text:style-name="T2">;</text:span><text:span text:style-name="T1"><text:line-break/></text:span><text:span text:style-name="T2">}</text:span><text:line-break/><text:line-break/>p::first-line <text:span text:style-name="T2">{</text:span><text:span text:style-name="T1"><text:line-break/>    color</text:span><text:span text:style-name="T2">:</text:span><text:span text:style-name="T3"> #0000ff</text:span><text:span text:style-name="T2">;</text:span><text:span text:style-name="T1"><text:line-break/>    font-variant</text:span><text:span text:style-name="T2">:</text:span><text:span text:style-name="T3"> small-caps</text:span><text:span text:style-name="T2">;</text:span><text:span text:style-name="T1"><text:line-break/></text:span><text:span text:style-name="T2">}</text:span></text:p>
      <text:h text:style-name="Heading_20_2" text:outline-level="2">CSS - The ::before Pseudo-element</text:h>
      <text:p text:style-name="Text_20_body">The <text:span text:style-name="Source_20_Text">::before</text:span> pseudo-element can be used to insert some content before the content of an element.</text:p>
      <text:p text:style-name="Text_20_body">The following example inserts an image before the content of each &lt;h1&gt; element:</text:p>
      <text:h text:style-name="Heading_20_3" text:outline-level="3">Example</text:h>
      <text:p text:style-name="P5">h1::before <text:span text:style-name="T2">{</text:span><text:span text:style-name="T1"><text:line-break/>    content</text:span><text:span text:style-name="T2">:</text:span><text:span text:style-name="T3"> url(smiley.gif)</text:span><text:span text:style-name="T2">;</text:span><text:span text:style-name="T1"><text:line-break/></text:span><text:span text:style-name="T2">}</text:span></text:p>
      <text:h text:style-name="Heading_20_2" text:outline-level="2">CSS - The ::after Pseudo-element</text:h>
      <text:p text:style-name="Text_20_body">The <text:span text:style-name="Source_20_Text">::after</text:span> pseudo-element can be used to insert some content after the content of an element.</text:p>
      <text:p text:style-name="Text_20_body">The following example inserts an image after the content of each &lt;h1&gt; element:</text:p>
      <text:h text:style-name="Heading_20_3" text:outline-level="3">Example</text:h>
      <text:p text:style-name="P5">h1::after <text:span text:style-name="T2">{</text:span><text:span text:style-name="T1"><text:line-break/>    content</text:span><text:span text:style-name="T2">:</text:span><text:span text:style-name="T3"> url(smiley.gif)</text:span><text:span text:style-name="T2">;</text:span><text:span text:style-name="T1"><text:line-break/></text:span><text:span text:style-name="T2">}</text:span></text:p>
      <text:h text:style-name="Heading_20_2" text:outline-level="2">CSS - The ::selection Pseudo-element</text:h>
      <text:p text:style-name="Text_20_body">The <text:span text:style-name="Source_20_Text">::selection</text:span> pseudo-element matches the portion of an element that is selected by a user.</text:p>
      <text:p text:style-name="Text_20_body">The following CSS properties can be applied to <text:span text:style-name="Source_20_Text">::selection</text:span>: <text:span text:style-name="Source_20_Text">color</text:span>, <text:span text:style-name="Source_20_Text">background</text:span>, <text:span text:style-name="Source_20_Text">cursor</text:span>, and <text:span text:style-name="Source_20_Text">outline</text:span>.</text:p>
      <text:p text:style-name="Text_20_body"><text:soft-page-break/>The following example makes the selected text red on a yellow background:</text:p>
      <text:h text:style-name="Heading_20_3" text:outline-level="3">Example</text:h>
      <text:p text:style-name="P5">::selection <text:span text:style-name="T2">{</text:span><text:span text:style-name="T1"><text:line-break/>    color</text:span><text:span text:style-name="T2">:</text:span><text:span text:style-name="T3"> red</text:span><text:span text:style-name="T2">;</text:span><text:span text:style-name="T1"> <text:line-break/>    background</text:span><text:span text:style-name="T2">:</text:span><text:span text:style-name="T3"> yellow</text:span><text:span text:style-name="T2">;</text:span><text:span text:style-name="T1"><text:line-break/></text:span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53:13.874554453</meta:creation-date>
    <meta:generator>LibreOffice/5.1.1.3$Linux_x86 LibreOffice_project/89f508ef3ecebd2cfb8e1def0f0ba9a803b88a6d</meta:generator>
    <dc:date>2016-05-01T17:09:01.684897135</dc:date>
    <meta:editing-duration>PT15M40S</meta:editing-duration>
    <meta:editing-cycles>13</meta:editing-cycles>
    <meta:document-statistic meta:table-count="0" meta:image-count="0" meta:object-count="0" meta:page-count="4" meta:paragraph-count="71" meta:word-count="511" meta:character-count="3460" meta:non-whitespace-character-count="2949"/>
  </office:meta>
</office:document-meta>
</file>